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Ubuntu" svg:font-family="Ubuntu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2847in" fo:margin-left="0.0646in" table:align="left" style:writing-mode="lr-tb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7986in"/>
    </style:style>
    <style:style style:name="Table1.C" style:family="table-column">
      <style:table-column-properties style:column-width="2.6042in"/>
    </style:style>
    <style:style style:name="Table1.D" style:family="table-column">
      <style:table-column-properties style:column-width="1.423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3" style:family="paragraph" style:parent-style-name="Standard"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5" style:family="paragraph" style:parent-style-name="Standard" style:list-style-name="L1">
      <style:text-properties style:font-name="Trebuchet MS" fo:font-size="11pt" style:font-size-asian="11pt" style:font-size-complex="11pt"/>
    </style:style>
    <style:style style:name="P6" style:family="paragraph" style:parent-style-name="Standard" style:list-style-name="L2">
      <style:text-properties style:font-name="Trebuchet MS" fo:font-size="11pt" style:font-size-asian="11pt" style:font-size-complex="11pt"/>
    </style:style>
    <style:style style:name="P7" style:family="paragraph" style:parent-style-name="Standard" style:list-style-name="L5">
      <style:text-properties style:font-name="Trebuchet MS" fo:font-size="11pt" style:font-size-asian="11pt" style:font-size-complex="11pt"/>
    </style:style>
    <style:style style:name="P8" style:family="paragraph" style:parent-style-name="Standard" style:list-style-name="L6">
      <style:text-properties style:font-name="Trebuchet MS" fo:font-size="11pt" style:font-size-asian="11pt" style:font-size-complex="11pt"/>
    </style:style>
    <style:style style:name="P9" style:family="paragraph" style:parent-style-name="Standard" style:list-style-name="L9">
      <style:text-properties style:font-name="Trebuchet MS" fo:font-size="11pt" style:font-size-asian="11pt" style:font-size-complex="11pt"/>
    </style:style>
    <style:style style:name="P10" style:family="paragraph" style:parent-style-name="Standard" style:list-style-name="L20">
      <style:text-properties style:font-name="Trebuchet MS" fo:font-size="11pt" style:font-size-asian="11pt" style:font-size-complex="11pt"/>
    </style:style>
    <style:style style:name="P11" style:family="paragraph" style:parent-style-name="Standard" style:list-style-name="L25">
      <style:text-properties style:font-name="Trebuchet MS" fo:font-size="11pt" style:font-size-asian="11pt" style:font-size-complex="11pt"/>
    </style:style>
    <style:style style:name="P12" style:family="paragraph" style:parent-style-name="Standard">
      <style:text-properties style:font-name="Trebuchet MS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rebuchet MS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2"/>
    <style:style style:name="P26" style:family="paragraph" style:parent-style-name="Standard" style:list-style-name="L13"/>
    <style:style style:name="P27" style:family="paragraph" style:parent-style-name="Standard" style:list-style-name="L14"/>
    <style:style style:name="P28" style:family="paragraph" style:parent-style-name="Standard" style:list-style-name="L15"/>
    <style:style style:name="P29" style:family="paragraph" style:parent-style-name="Standard" style:list-style-name="L16"/>
    <style:style style:name="P30" style:family="paragraph" style:parent-style-name="Standard" style:list-style-name="L19"/>
    <style:style style:name="P31" style:family="paragraph" style:parent-style-name="Standard" style:list-style-name="L25"/>
    <style:style style:name="P32" style:family="paragraph" style:parent-style-name="Standard" style:list-style-name="L3">
      <style:text-properties fo:background-color="#ffff00"/>
    </style:style>
    <style:style style:name="P3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</style:style>
    <style:style style:name="P3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 style:master-page-name="Convert_20_1">
      <style:paragraph-properties style:page-number="auto"/>
      <style:text-properties style:font-name="Trebuchet MS" fo:font-size="11pt" style:font-size-asian="11pt" style:font-size-complex="11pt"/>
    </style:style>
    <style:style style:name="P36" style:family="paragraph" style:parent-style-name="Standard">
      <style:paragraph-properties fo:break-before="page"/>
      <style:text-properties style:font-name="Trebuchet MS" fo:font-size="11pt" style:font-size-asian="11pt" style:font-size-complex="11pt"/>
    </style:style>
    <style:style style:name="P37" style:family="paragraph" style:parent-style-name="Header">
      <style:paragraph-properties fo:text-align="end" style:justify-single-word="false"/>
    </style:style>
    <style:style style:name="P38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Arial" fo:font-size="18pt" fo:font-weight="bold" style:font-size-asian="18pt" style:font-weight-asian="bold" style:font-name-complex="Arial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Trebuchet MS"/>
    </style:style>
    <style:style style:name="T4" style:family="text">
      <style:text-properties style:font-name="Trebuchet MS" fo:font-size="11pt" style:font-size-asian="11pt" style:font-size-complex="11pt"/>
    </style:style>
    <style:style style:name="T5" style:family="text">
      <style:text-properties style:font-name="Trebuchet MS" fo:font-size="11pt" fo:background-color="#ffff00" style:font-size-asian="11pt" style:font-size-complex="11pt"/>
    </style:style>
    <style:style style:name="T6" style:family="text">
      <style:text-properties fo:font-size="11pt"/>
    </style:style>
    <style:style style:name="T7" style:family="text">
      <style:text-properties style:font-size-asian="11pt"/>
    </style:style>
    <style:style style:name="T8" style:family="text">
      <style:text-properties style:font-size-complex="11pt"/>
    </style:style>
    <style:style style:name="T9" style:family="text">
      <style:text-properties fo:background-color="#ffff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5"/>
      <text:p text:style-name="P15"/>
      <text:p text:style-name="P15"/>
      <text:p text:style-name="P15">Proyecto BarCode</text:p>
      <text:p text:style-name="P13"><text:title>Especificación de Requerimientos de Software</text:title></text:p>
      <text:p text:style-name="P4"/>
      <text:p text:style-name="P4"/>
      <text:p text:style-name="P4">Versión 1.0</text:p>
      <text:p text:style-name="P3"/>
      <text:p text:style-name="P3"/>
      <text:p text:style-name="P3"/>
      <text:p text:style-name="P35"/>
      <text:p text:style-name="P14">Historial de Version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Fecha</text:p>
          </table:table-cell>
          <table:table-cell table:style-name="Table1.A1" office:value-type="string">
            <text:p text:style-name="P12">Versión</text:p>
          </table:table-cell>
          <table:table-cell table:style-name="Table1.A1" office:value-type="string">
            <text:p text:style-name="P12">Descripción</text:p>
          </table:table-cell>
          <table:table-cell table:style-name="Table1.D1" office:value-type="string">
            <text:p text:style-name="P12">Autor</text:p>
          </table:table-cell>
        </table:table-row>
        <table:table-row table:style-name="Table1.1">
          <table:table-cell table:style-name="Table1.A1" office:value-type="string">
            <text:p text:style-name="P3">04-06-2011</text:p>
          </table:table-cell>
          <table:table-cell table:style-name="Table1.A1" office:value-type="string">
            <text:p text:style-name="P3">1.0</text:p>
          </table:table-cell>
          <table:table-cell table:style-name="Table1.A1" office:value-type="string">
            <text:p text:style-name="P3">Creación del documento</text:p>
          </table:table-cell>
          <table:table-cell table:style-name="Table1.D1" office:value-type="string">
            <text:p text:style-name="P3">Jacost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1</text:p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.2</text:p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</table:table>
      <text:p text:style-name="P3"/>
      <text:p text:style-name="P36"/>
      <text:p text:style-name="P14">Tabla de Contenidos</text:p>
      <text:p text:style-name="P12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list xml:id="list1985355261" text:style-name="L1">
            <text:list-item>
              <text:p text:style-name="P5">Funcionalidad<text:tab/>5</text:p>
            </text:list-item>
            <text:list-item>
              <text:p text:style-name="P5">Asociados a los casos de uso<text:tab/>5</text:p>
            </text:list-item>
            <text:list-item>
              <text:p text:style-name="P5">Usabilidad<text:tab/>6</text:p>
            </text:list-item>
            <text:list-item>
              <text:p text:style-name="P5">Confiabilidad<text:tab/>6</text:p>
            </text:list-item>
            <text:list-item>
              <text:p text:style-name="P5">Rendimiento<text:tab/>6</text:p>
            </text:list-item>
            <text:list-item>
              <text:p text:style-name="P5">Soporte<text:tab/>6</text:p>
            </text:list-item>
            <text:list-item>
              <text:p text:style-name="P5">Restricciones de Diseño<text:tab/>6</text:p>
            </text:list-item>
            <text:list-item>
              <text:p text:style-name="P5">Documentación de Usuario y Sistema de Ayuda<text:tab/>6</text:p>
            </text:list-item>
            <text:list-item>
              <text:p text:style-name="P5">Componentes Adquiridos<text:tab/>6</text:p>
            </text:list-item>
            <text:list-item>
              <text:p text:style-name="P5">Interfaces<text:tab/>7</text:p>
            </text:list-item>
            <text:list-item>
              <text:p text:style-name="P5">Licenciamiento<text:tab/>7</text:p>
            </text:list-item>
            <text:list-item>
              <text:p text:style-name="P5">Requerimientos Legales y de Derecho de Autor<text:tab/>7</text:p>
            </text:list-item>
            <text:list-item>
              <text:p text:style-name="P5">Estándares Aplicables<text:tab/>7</text:p>
            </text:list-item>
          </text:list>
        </text:index-body>
      </text:table-of-content>
      <text:p text:style-name="P36"/>
      <text:p text:style-name="P14"><text:title>Especificación de Requerimientos de Software</text:title></text:p>
      <text:p text:style-name="P3"/>
      <text:p text:style-name="P3">Esta sección contiene la descripción de los requerimientos de software con nivel de detalle suficiente para que los analistas y diseñadores definan el sistema para satisfacerlos y que los testeadores prueben que el sistema <text:s/>los satisface.</text:p>
      <text:p text:style-name="P3"/>
      <text:p text:style-name="P12">Funcionalidad</text:p>
      <text:p text:style-name="P3"/>
      <text:list xml:id="list1852357461" text:style-name="L20">
        <text:list-item>
          <text:p text:style-name="P10">Asociados a los casos de uso</text:p>
        </text:list-item>
      </text:list>
      <text:list xml:id="list625072462" text:style-name="L25">
        <text:list-item>
          <text:list>
            <text:list-item>
              <text:p text:style-name="P31"><text:span text:style-name="T4">Realizar Login</text:span></text:p>
            </text:list-item>
            <text:list-item>
              <text:p text:style-name="P11">Registrar Cliente</text:p>
            </text:list-item>
            <text:list-item>
              <text:p text:style-name="P11">Actualizar de Clientes</text:p>
            </text:list-item>
            <text:list-item>
              <text:p text:style-name="P11">Buscar Cliente</text:p>
            </text:list-item>
            <text:list-item>
              <text:p text:style-name="P11">Registrar proveedor</text:p>
            </text:list-item>
            <text:list-item>
              <text:p text:style-name="P11">Actualizar proveedores</text:p>
            </text:list-item>
            <text:list-item>
              <text:p text:style-name="P11">Buscar proveedor</text:p>
            </text:list-item>
            <text:list-item>
              <text:p text:style-name="P11">Registrar Producto</text:p>
            </text:list-item>
            <text:list-item>
              <text:p text:style-name="P11">Actualizar Productos</text:p>
            </text:list-item>
            <text:list-item>
              <text:p text:style-name="P11">Buscar producto</text:p>
            </text:list-item>
            <text:list-item>
              <text:p text:style-name="P11">Registrar producto – cliente</text:p>
            </text:list-item>
            <text:list-item>
              <text:p text:style-name="P11">Actualizar producto - cliente</text:p>
            </text:list-item>
            <text:list-item>
              <text:p text:style-name="P11">Buscar producto – cliente</text:p>
            </text:list-item>
            <text:list-item>
              <text:p text:style-name="P11">Imprimir producto – cliente</text:p>
            </text:list-item>
            <text:list-item>
              <text:p text:style-name="P11">Buscar producto – proveedores</text:p>
            </text:list-item>
            <text:list-item>
              <text:p text:style-name="P11">Imprimir producto -proveedores</text:p>
            </text:list-item>
            <text:list-item>
              <text:p text:style-name="P11">Buscar proveedores – clientes</text:p>
            </text:list-item>
            <text:list-item>
              <text:p text:style-name="P11">Imprimir proveedores – clientes</text:p>
            </text:list-item>
            <text:list-item>
              <text:p text:style-name="P11"/>
            </text:list-item>
          </text:list>
        </text:list-item>
      </text:list>
      <text:p text:style-name="P3"/>
      <text:p text:style-name="P3"/>
      <text:p text:style-name="P12">Usabilidad</text:p>
      <text:p text:style-name="P3"/>
      <text:list xml:id="list1711513108" text:style-name="L2">
        <text:list-item>
          <text:p text:style-name="P16"><text:span text:style-name="T4">El lenguaje de las instrucciones debe ser sencillo,</text:span></text:p>
        </text:list-item>
        <text:list-item>
          <text:p text:style-name="P6">Los correos deben tener un formato estándar,</text:p>
        </text:list-item>
        <text:list-item>
          <text:p text:style-name="P6">El sistema se ajustara a los estándares CUA (Common User Access) de IBM,</text:p>
        </text:list-item>
        <text:list-item>
          <text:p text:style-name="P16"><text:span text:style-name="T4">Mostrar mensajes de error claramente al usar el sistema.</text:span></text:p>
        </text:list-item>
      </text:list>
      <text:p text:style-name="P3"/>
      <text:p text:style-name="P12">Confiabilidad</text:p>
      <text:p text:style-name="P3"/>
      <text:list xml:id="list257355983" text:style-name="L3">
        <text:list-item>
          <text:p text:style-name="P17"><text:span text:style-name="T4">El sistema estará disponible al 95 por ciento entre las 6:00 AM y las 10:30 PM,</text:span></text:p>
        </text:list-item>
        <text:list-item>
          <text:p text:style-name="P32"><text:span text:style-name="T4">El sistema cumplirá con los procedimientos definidos en el reglamento de la empresa.</text:span></text:p>
        </text:list-item>
      </text:list>
      <text:p text:style-name="P3"/>
      <text:p text:style-name="P12">Rendimiento</text:p>
      <text:p text:style-name="P3"/>
      <text:list xml:id="list1569818680" text:style-name="L4">
        <text:list-item>
          <text:p text:style-name="P18"><text:span text:style-name="T4">Debe soportar como mínimo <text:s/>10 transacciones por minuto.</text:span></text:p>
        </text:list-item>
      </text:list>
      <text:p text:style-name="P3"><text:soft-page-break/></text:p>
      <text:p text:style-name="P12">Soporte</text:p>
      <text:p text:style-name="P3"/>
      <text:list xml:id="list1318089185" text:style-name="L5">
        <text:list-item>
          <text:p text:style-name="P19"><text:span text:style-name="T4">Debe poder usarse en Firefox, Internet Explorer y Chrome.</text:span></text:p>
        </text:list-item>
        <text:list-item>
          <text:p text:style-name="P7">Tiempo máximo para corregir una falla sería de 48 horas laborables.</text:p>
        </text:list-item>
        <text:list-item>
          <text:p text:style-name="P7">Luego de puesto en línea el proyecto, tendrá un mes de soporte para hacer pequeñas mejoras.</text:p>
        </text:list-item>
      </text:list>
      <text:p text:style-name="P3"/>
      <text:p text:style-name="P12">Restricciones de Diseño</text:p>
      <text:p text:style-name="P3"/>
      <text:list xml:id="list348473152" text:style-name="L6">
        <text:list-item>
          <text:p text:style-name="P20"><text:span text:style-name="T5">Debe seguir el estilo de los sistemas de la empresa</text:span><text:span text:style-name="T4">.</text:span></text:p>
        </text:list-item>
        <text:list-item>
          <text:p text:style-name="P8">El sistema debe operar con cualquier S.O. con conexión a internet / intranet con una conexión cableada mínimo 100Mbps e inalámbrica de <text:s/>50Mbps.</text:p>
        </text:list-item>
        <text:list-item>
          <text:p text:style-name="P8">El lenguaje de programación será de PHP 5.0 sobre plataforma Apache.</text:p>
        </text:list-item>
        <text:list-item>
          <text:p text:style-name="P8">La arquitectura lógica deberá de considerar MVC.</text:p>
        </text:list-item>
        <text:list-item>
          <text:p text:style-name="P20"><text:span text:style-name="T4">El motor de base de datos será MySQL 5.0</text:span></text:p>
        </text:list-item>
      </text:list>
      <text:p text:style-name="P3"/>
      <text:p text:style-name="P12">Documentación de Usuario y Sistema de Ayuda</text:p>
      <text:p text:style-name="P3"/>
      <text:list xml:id="list366510389" text:style-name="L7">
        <text:list-item>
          <text:p text:style-name="P21"><text:span text:style-name="T4">Al final se debe de <text:s/>entregar un manual de usuario.</text:span></text:p>
        </text:list-item>
      </text:list>
      <text:p text:style-name="P3"/>
      <text:p text:style-name="P12">Componentes Adquiridos</text:p>
      <text:p text:style-name="P3"/>
      <text:list xml:id="list1756769896" text:style-name="L8">
        <text:list-item>
          <text:p text:style-name="P22"><text:span text:style-name="T4">No aplica</text:span></text:p>
        </text:list-item>
      </text:list>
      <text:p text:style-name="P3"/>
      <text:p text:style-name="P3"/>
      <text:p text:style-name="P12">Interfaces</text:p>
      <text:p text:style-name="P3"/>
      <text:list xml:id="list1598233154" text:style-name="L19">
        <text:list-item>
          <text:p text:style-name="P30"><text:span text:style-name="T4">Interfaces de Usuarios</text:span></text:p>
        </text:list-item>
      </text:list>
      <text:list xml:id="list1153444839" text:style-name="L9">
        <text:list-item>
          <text:list>
            <text:list-item>
              <text:p text:style-name="P23"><text:span text:style-name="T4">Seguirán el estándar de la página abcde.com</text:span></text:p>
            </text:list-item>
            <text:list-item>
              <text:p text:style-name="P9">El tipo general de letra será “<text:span text:style-name="T9">&lt;tipo de letra&gt;</text:span>”.</text:p>
            </text:list-item>
            <text:list-item>
              <text:p text:style-name="P9">Los gráficos que representen las interfaces tendrá un peso menor a 100kb.</text:p>
            </text:list-item>
            <text:list-item>
              <text:p text:style-name="P23"><text:span text:style-name="T4">Los reportes mostraran el logo y nombre de la empresa.</text:span></text:p>
            </text:list-item>
          </text:list>
        </text:list-item>
      </text:list>
      <text:p text:style-name="P3"/>
      <text:p text:style-name="P12">Interfaces de Hardware</text:p>
      <text:p text:style-name="P3"/>
      <text:list xml:id="list926226489" text:style-name="L10">
        <text:list-item>
          <text:p text:style-name="P24"><text:span text:style-name="T4">No aplica</text:span></text:p>
        </text:list-item>
      </text:list>
      <text:p text:style-name="P3"/>
      <text:p text:style-name="P12">Interfaces de Software</text:p>
      <text:p text:style-name="P3"/>
      <text:list xml:id="list545700422" text:style-name="L12">
        <text:list-item>
          <text:p text:style-name="P25"><text:span text:style-name="T4">No aplica</text:span></text:p>
        </text:list-item>
      </text:list>
      <text:p text:style-name="P3"/>
      <text:p text:style-name="P12">Interfaces de Comunicaciones</text:p>
      <text:p text:style-name="P3"/>
      <text:list xml:id="list1143711246" text:style-name="L13">
        <text:list-item>
          <text:p text:style-name="P26"><text:span text:style-name="T4">No aplica</text:span></text:p>
        </text:list-item>
      </text:list>
      <text:p text:style-name="P3"/>
      <text:p text:style-name="P12"><text:soft-page-break/>Licenciamiento</text:p>
      <text:p text:style-name="P3"/>
      <text:list xml:id="list96602280" text:style-name="L14">
        <text:list-item>
          <text:p text:style-name="P27"><text:span text:style-name="T4">No aplica</text:span></text:p>
        </text:list-item>
      </text:list>
      <text:p text:style-name="P3"/>
      <text:p text:style-name="P12">Requerimientos Legales y de Derecho de Autor</text:p>
      <text:p text:style-name="P3"/>
      <text:list xml:id="list562769971" text:style-name="L15">
        <text:list-item>
          <text:p text:style-name="P28"><text:span text:style-name="T4">No aplica</text:span></text:p>
        </text:list-item>
      </text:list>
      <text:p text:style-name="P3"/>
      <text:p text:style-name="P12">Estándares Aplicables</text:p>
      <text:p text:style-name="P3"/>
      <text:list xml:id="list923461653" text:style-name="L16">
        <text:list-item>
          <text:p text:style-name="P29"><text:span text:style-name="T4">No aplica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Ubuntu" svg:font-family="Ubuntu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s" fo:country="P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299in" fo:margin-right="0in" fo:margin-top="0.0835in" fo:margin-bottom="0.0835in" fo:text-indent="0in" style:auto-text-indent="false"/>
      <style:text-properties fo:color="#0000ff" fo:font-style="italic" style:font-style-asian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</style:style>
    <style:style style:name="MP4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5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8pt" fo:font-weight="bold" style:font-size-asian="18pt" style:font-weight-asian="bold" style:font-name-complex="Arial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RUMSCLOWN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4">Proyecto BarCode</text:p>
        <text:p text:style-name="MP5">Especificación de Requerimientos de Software</text:p>
        <text:p text:style-name="MP5">versión 1.0</text:p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pecificación de Requerimientos de Software</dc:title>
    <dc:subject>&lt;Nombre del Proyecto&gt;</dc:subject>
    <meta:initial-creator>kalesis</meta:initial-creator>
    <meta:creation-date>2010-03-11T11:24:00</meta:creation-date>
    <dc:creator>kalesis </dc:creator>
    <dc:date>2011-06-04T16:50:51</dc:date>
    <meta:print-date>2009-11-10T09:31:00</meta:print-date>
    <meta:editing-cycles>10</meta:editing-cycles>
    <meta:editing-duration>P2171DT11H27M45S</meta:editing-duration>
    <meta:generator>LibreOffice/3.3$Linux LibreOffice_project/330m19$Build-202</meta:generator>
    <meta:document-statistic meta:table-count="1" meta:image-count="0" meta:object-count="0" meta:page-count="6" meta:paragraph-count="96" meta:word-count="491" meta:character-count="2998"/>
    <meta:user-defined meta:name="Info 1"/>
    <meta:user-defined meta:name="Info 2"/>
    <meta:user-defined meta:name="Info 3"/>
    <meta:user-defined meta:name="Info 4"/>
  </office:meta>
</office:document-meta>
</file>